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solid" draw:fill-color="#cccccc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measure">
      <style:graphic-properties svg:stroke-width="0.1cm" draw:marker-start-width="0.35cm" draw:marker-end-width="0.35cm" draw:textarea-horizontal-align="center" draw:textarea-vertical-align="middle" draw:show-unit="true"/>
    </style:style>
    <style:style style:name="gr4" style:family="graphic" style:parent-style-name="measure">
      <style:graphic-properties draw:stroke="none" draw:fill="none" fo:min-height="3.566cm"/>
    </style:style>
    <style:style style:name="gr5" style:family="graphic" style:parent-style-name="objectwithoutfill">
      <style:graphic-properties svg:stroke-width="0.3cm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0pt"/>
    </style:style>
    <style:style style:name="T1" style:family="text">
      <style:text-properties fo:font-family="'Trebuchet MS'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699cm" svg:height="5.999cm" svg:x="0.613cm" svg:y="1.639cm" svg:viewBox="0 0 14700 6000" draw:points="0,6000 2449,6000 4900,0 7351,0 9800,3000 12251,3000 14700,6000">
          <text:p/>
        </draw:polygon>
        <draw:line draw:style-name="gr2" draw:text-style-name="P1" draw:layer="layout" svg:x1="0cm" svg:y1="7.639cm" svg:x2="15.926cm" svg:y2="7.639cm">
          <text:p/>
        </draw:line>
        <draw:g>
          <draw:line draw:style-name="gr2" draw:text-style-name="P1" draw:layer="layout" svg:x1="0.613cm" svg:y1="7.639cm" svg:x2="0.613cm" svg:y2="1.139cm">
            <text:p/>
          </draw:line>
          <draw:line draw:style-name="gr2" draw:text-style-name="P1" draw:layer="layout" svg:x1="3.062cm" svg:y1="7.639cm" svg:x2="3.062cm" svg:y2="1.139cm">
            <text:p/>
          </draw:line>
          <draw:line draw:style-name="gr2" draw:text-style-name="P1" draw:layer="layout" svg:x1="5.513cm" svg:y1="7.639cm" svg:x2="5.513cm" svg:y2="1.139cm">
            <text:p/>
          </draw:line>
          <draw:line draw:style-name="gr2" draw:text-style-name="P1" draw:layer="layout" svg:x1="7.964cm" svg:y1="7.639cm" svg:x2="7.964cm" svg:y2="1.139cm">
            <text:p/>
          </draw:line>
          <draw:line draw:style-name="gr2" draw:text-style-name="P1" draw:layer="layout" svg:x1="10.413cm" svg:y1="7.639cm" svg:x2="10.413cm" svg:y2="1.139cm">
            <text:p/>
          </draw:line>
          <draw:line draw:style-name="gr2" draw:text-style-name="P1" draw:layer="layout" svg:x1="12.864cm" svg:y1="7.639cm" svg:x2="12.864cm" svg:y2="1.139cm">
            <text:p/>
          </draw:line>
          <draw:line draw:style-name="gr2" draw:text-style-name="P1" draw:layer="layout" svg:x1="15.313cm" svg:y1="7.639cm" svg:x2="15.313cm" svg:y2="1.139cm">
            <text:p/>
          </draw:line>
        </draw:g>
        <draw:g>
          <draw:measure draw:style-name="gr3" draw:text-style-name="P2" draw:layer="measurelines" svg:x1="0.613cm" svg:y1="1.239cm" svg:x2="3.062cm" svg:y2="1.239cm">
            <text:p text:style-name="P2"><text:span text:style-name="T1"><text:measure text:kind="gap"/></text:span><text:span text:style-name="T1">Delay</text:span></text:p>
          </draw:measure>
          <draw:frame draw:style-name="gr4" draw:text-style-name="P2" draw:layer="layout" svg:width="0.003cm" svg:height="3.566cm" svg:x="3.424cm" svg:y="0cm">
            <draw:text-box>
              <text:p/>
            </draw:text-box>
          </draw:frame>
          <draw:measure draw:style-name="gr3" draw:text-style-name="P2" draw:layer="layout" svg:x1="3.062cm" svg:y1="1.239cm" svg:x2="5.513cm" svg:y2="1.239cm">
            <text:p text:style-name="P2"><text:span text:style-name="T1"><text:measure text:kind="gap"/></text:span><text:span text:style-name="T1">Attack</text:span></text:p>
          </draw:measure>
          <draw:measure draw:style-name="gr3" draw:text-style-name="P2" draw:layer="layout" svg:x1="5.513cm" svg:y1="1.239cm" svg:x2="7.964cm" svg:y2="1.239cm">
            <text:p text:style-name="P2"><text:span text:style-name="T1"><text:measure text:kind="gap"/></text:span><text:span text:style-name="T1">Hold</text:span></text:p>
          </draw:measure>
          <draw:measure draw:style-name="gr3" draw:text-style-name="P2" draw:layer="layout" svg:x1="7.964cm" svg:y1="1.239cm" svg:x2="10.413cm" svg:y2="1.239cm">
            <text:p text:style-name="P2"><text:span text:style-name="T1"><text:measure text:kind="gap"/></text:span><text:span text:style-name="T1">Decay</text:span></text:p>
          </draw:measure>
          <draw:measure draw:style-name="gr3" draw:text-style-name="P2" draw:layer="layout" svg:x1="12.864cm" svg:y1="1.239cm" svg:x2="15.313cm" svg:y2="1.239cm">
            <text:p text:style-name="P2"><text:span text:style-name="T1"><text:measure text:kind="gap"/></text:span><text:span text:style-name="T1">Release</text:span></text:p>
          </draw:measure>
          <draw:measure draw:style-name="gr3" draw:text-style-name="P2" draw:layer="layout" svg:x1="12.864cm" svg:y1="7.639cm" svg:x2="12.864cm" svg:y2="4.639cm">
            <text:p text:style-name="P2"><text:span text:style-name="T1"><text:measure text:kind="gap"/></text:span><text:span text:style-name="T1">Sustain</text:span></text:p>
          </draw:measure>
        </draw:g>
        <draw:polyline draw:style-name="gr5" draw:text-style-name="P1" draw:layer="layout" svg:width="14.699cm" svg:height="5.999cm" svg:x="0.613cm" svg:y="1.639cm" svg:viewBox="0 0 14700 6000" draw:points="0,6000 2449,6000 4900,0 7351,0 9800,3000 12251,3000 14700,60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